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70DD954D.svm" manifest:media-type="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45.01mm" svg:height="126.15mm" svg:x="90.85mm" svg:y="8.07mm">
            <draw:object draw:notify-on-update-of-ranges="Tabelle1.A1:Tabelle1.A1 Tabelle1.A2:Tabelle1.A47 Tabelle1.B1:Tabelle1.B1 Tabelle1.B2:Tabelle1.B47 Tabelle1.C1:Tabelle1.C1 Tabelle1.C2:Tabelle1.C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Measured Frequency</text:p>
          </table:table-cell>
          <table:table-cell table:style-name="ce1" office:value-type="string" calcext:value-type="string">
            <text:p>Ideal Value</text:p>
          </table:table-cell>
          <table:table-cell table:style-name="ce1" office:value-type="string" calcext:value-type="string">
            <text:p>Offset</text:p>
          </table:table-cell>
        </table:table-row>
        <table:table-row table:style-name="ro2">
          <table:table-cell office:value-type="string" calcext:value-type="string">
            <text:p>10Hz</text:p>
          </table:table-cell>
          <table:table-cell office:value-type="float" office:value="9.996" calcext:value-type="float">
            <text:p>9,996</text:p>
          </table:table-cell>
          <table:table-cell office:value-type="float" office:value="10" calcext:value-type="float">
            <text:p>10</text:p>
          </table:table-cell>
          <table:table-cell office:value-type="float" office:value="-0.004" calcext:value-type="float">
            <text:p>-0,004</text:p>
          </table:table-cell>
        </table:table-row>
        <table:table-row table:style-name="ro2">
          <table:table-cell office:value-type="string" calcext:value-type="string">
            <text:p>11Hz</text:p>
          </table:table-cell>
          <table:table-cell office:value-type="float" office:value="11.105" calcext:value-type="float">
            <text:p>11,105</text:p>
          </table:table-cell>
          <table:table-cell office:value-type="float" office:value="11" calcext:value-type="float">
            <text:p>11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2">
          <table:table-cell office:value-type="string" calcext:value-type="string">
            <text:p>12Hz</text:p>
          </table:table-cell>
          <table:table-cell office:value-type="float" office:value="12.186" calcext:value-type="float">
            <text:p>12,186</text:p>
          </table:table-cell>
          <table:table-cell office:value-type="float" office:value="12" calcext:value-type="float">
            <text:p>12</text:p>
          </table:table-cell>
          <table:table-cell office:value-type="float" office:value="0.185" calcext:value-type="float">
            <text:p>0,185</text:p>
          </table:table-cell>
        </table:table-row>
        <table:table-row table:style-name="ro2">
          <table:table-cell office:value-type="string" calcext:value-type="string">
            <text:p>13Hz</text:p>
          </table:table-cell>
          <table:table-cell office:value-type="float" office:value="13.146" calcext:value-type="float">
            <text:p>13,146</text:p>
          </table:table-cell>
          <table:table-cell office:value-type="float" office:value="13" calcext:value-type="float">
            <text:p>13</text:p>
          </table:table-cell>
          <table:table-cell office:value-type="float" office:value="0.146" calcext:value-type="float">
            <text:p>0,146</text:p>
          </table:table-cell>
        </table:table-row>
        <table:table-row table:style-name="ro2">
          <table:table-cell office:value-type="string" calcext:value-type="string">
            <text:p>14Hz</text:p>
          </table:table-cell>
          <table:table-cell office:value-type="float" office:value="14.27" calcext:value-type="float">
            <text:p>14,27</text:p>
          </table:table-cell>
          <table:table-cell office:value-type="float" office:value="14" calcext:value-type="float">
            <text:p>14</text:p>
          </table:table-cell>
          <table:table-cell office:value-type="float" office:value="0.27" calcext:value-type="float">
            <text:p>0,27</text:p>
          </table:table-cell>
        </table:table-row>
        <table:table-row table:style-name="ro2">
          <table:table-cell office:value-type="string" calcext:value-type="string">
            <text:p>15Hz</text:p>
          </table:table-cell>
          <table:table-cell office:value-type="float" office:value="15.071" calcext:value-type="float">
            <text:p>15,071</text:p>
          </table:table-cell>
          <table:table-cell office:value-type="float" office:value="15" calcext:value-type="float">
            <text:p>15</text:p>
          </table:table-cell>
          <table:table-cell office:value-type="float" office:value="0.071" calcext:value-type="float">
            <text:p>0,071</text:p>
          </table:table-cell>
        </table:table-row>
        <table:table-row table:style-name="ro2">
          <table:table-cell office:value-type="string" calcext:value-type="string">
            <text:p>16Hz</text:p>
          </table:table-cell>
          <table:table-cell office:value-type="float" office:value="16.11" calcext:value-type="float">
            <text:p>16,11</text:p>
          </table:table-cell>
          <table:table-cell office:value-type="float" office:value="16" calcext:value-type="float">
            <text:p>16</text:p>
          </table:table-cell>
          <table:table-cell office:value-type="float" office:value="0.11" calcext:value-type="float">
            <text:p>0,11</text:p>
          </table:table-cell>
        </table:table-row>
        <table:table-row table:style-name="ro2">
          <table:table-cell office:value-type="string" calcext:value-type="string">
            <text:p>17Hz</text:p>
          </table:table-cell>
          <table:table-cell office:value-type="float" office:value="17.22" calcext:value-type="float">
            <text:p>17,22</text:p>
          </table:table-cell>
          <table:table-cell office:value-type="float" office:value="17" calcext:value-type="float">
            <text:p>17</text:p>
          </table:table-cell>
          <table:table-cell office:value-type="float" office:value="0.22" calcext:value-type="float">
            <text:p>0,22</text:p>
          </table:table-cell>
        </table:table-row>
        <table:table-row table:style-name="ro2">
          <table:table-cell office:value-type="string" calcext:value-type="string">
            <text:p>18Hz</text:p>
          </table:table-cell>
          <table:table-cell office:value-type="float" office:value="18.488" calcext:value-type="float">
            <text:p>18,488</text:p>
          </table:table-cell>
          <table:table-cell office:value-type="float" office:value="18" calcext:value-type="float">
            <text:p>18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2">
          <table:table-cell office:value-type="string" calcext:value-type="string">
            <text:p>19Hz</text:p>
          </table:table-cell>
          <table:table-cell office:value-type="float" office:value="19.2" calcext:value-type="float">
            <text:p>19,2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20Hz</text:p>
          </table:table-cell>
          <table:table-cell office:value-type="float" office:value="19.966" calcext:value-type="float">
            <text:p>19,966</text:p>
          </table:table-cell>
          <table:table-cell office:value-type="float" office:value="20" calcext:value-type="float">
            <text:p>20</text:p>
          </table:table-cell>
          <table:table-cell office:value-type="float" office:value="-0.034" calcext:value-type="float">
            <text:p>-0,034</text:p>
          </table:table-cell>
        </table:table-row>
        <table:table-row table:style-name="ro2">
          <table:table-cell office:value-type="string" calcext:value-type="string">
            <text:p>21Hz</text:p>
          </table:table-cell>
          <table:table-cell office:value-type="float" office:value="21.567" calcext:value-type="float">
            <text:p>21,567</text:p>
          </table:table-cell>
          <table:table-cell office:value-type="float" office:value="21" calcext:value-type="float">
            <text:p>21</text:p>
          </table:table-cell>
          <table:table-cell office:value-type="float" office:value="0.567" calcext:value-type="float">
            <text:p>0,567</text:p>
          </table:table-cell>
        </table:table-row>
        <table:table-row table:style-name="ro2">
          <table:table-cell office:value-type="string" calcext:value-type="string">
            <text:p>22Hz</text:p>
          </table:table-cell>
          <table:table-cell office:value-type="float" office:value="22.678" calcext:value-type="float">
            <text:p>22,678</text:p>
          </table:table-cell>
          <table:table-cell office:value-type="float" office:value="22" calcext:value-type="float">
            <text:p>22</text:p>
          </table:table-cell>
          <table:table-cell office:value-type="float" office:value="0.678" calcext:value-type="float">
            <text:p>0,678</text:p>
          </table:table-cell>
        </table:table-row>
        <table:table-row table:style-name="ro2">
          <table:table-cell office:value-type="string" calcext:value-type="string">
            <text:p>23Hz</text:p>
          </table:table-cell>
          <table:table-cell office:value-type="float" office:value="23.756" calcext:value-type="float">
            <text:p>23,756</text:p>
          </table:table-cell>
          <table:table-cell office:value-type="float" office:value="23" calcext:value-type="float">
            <text:p>23</text:p>
          </table:table-cell>
          <table:table-cell office:value-type="float" office:value="0.756" calcext:value-type="float">
            <text:p>0,756</text:p>
          </table:table-cell>
        </table:table-row>
        <table:table-row table:style-name="ro2">
          <table:table-cell office:value-type="string" calcext:value-type="string">
            <text:p>24Hz</text:p>
          </table:table-cell>
          <table:table-cell office:value-type="float" office:value="24.935" calcext:value-type="float">
            <text:p>24,935</text:p>
          </table:table-cell>
          <table:table-cell office:value-type="float" office:value="24" calcext:value-type="float">
            <text:p>24</text:p>
          </table:table-cell>
          <table:table-cell office:value-type="float" office:value="0.935" calcext:value-type="float">
            <text:p>0,935</text:p>
          </table:table-cell>
        </table:table-row>
        <table:table-row table:style-name="ro2">
          <table:table-cell office:value-type="string" calcext:value-type="string">
            <text:p>25Hz</text:p>
          </table:table-cell>
          <table:table-cell office:value-type="float" office:value="24.941" calcext:value-type="float">
            <text:p>24,941</text:p>
          </table:table-cell>
          <table:table-cell office:value-type="float" office:value="25" calcext:value-type="float">
            <text:p>25</text:p>
          </table:table-cell>
          <table:table-cell office:value-type="float" office:value="-0.059" calcext:value-type="float">
            <text:p>-0,059</text:p>
          </table:table-cell>
        </table:table-row>
        <table:table-row table:style-name="ro2">
          <table:table-cell office:value-type="string" calcext:value-type="string">
            <text:p>26Hz</text:p>
          </table:table-cell>
          <table:table-cell office:value-type="float" office:value="26.245" calcext:value-type="float">
            <text:p>26,245</text:p>
          </table:table-cell>
          <table:table-cell office:value-type="float" office:value="26" calcext:value-type="float">
            <text:p>26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2">
          <table:table-cell office:value-type="string" calcext:value-type="string">
            <text:p>27Hz</text:p>
          </table:table-cell>
          <table:table-cell office:value-type="float" office:value="27.704" calcext:value-type="float">
            <text:p>27,704</text:p>
          </table:table-cell>
          <table:table-cell office:value-type="float" office:value="27" calcext:value-type="float">
            <text:p>27</text:p>
          </table:table-cell>
          <table:table-cell office:value-type="float" office:value="0.704" calcext:value-type="float">
            <text:p>0,704</text:p>
          </table:table-cell>
        </table:table-row>
        <table:table-row table:style-name="ro2">
          <table:table-cell office:value-type="string" calcext:value-type="string">
            <text:p>28Hz</text:p>
          </table:table-cell>
          <table:table-cell office:value-type="float" office:value="29.191" calcext:value-type="float">
            <text:p>29,191</text:p>
          </table:table-cell>
          <table:table-cell office:value-type="float" office:value="28" calcext:value-type="float">
            <text:p>28</text:p>
          </table:table-cell>
          <table:table-cell office:value-type="float" office:value="1.191" calcext:value-type="float">
            <text:p>1,191</text:p>
          </table:table-cell>
        </table:table-row>
        <table:table-row table:style-name="ro2">
          <table:table-cell office:value-type="string" calcext:value-type="string">
            <text:p>29Hz</text:p>
          </table:table-cell>
          <table:table-cell office:value-type="float" office:value="29.196" calcext:value-type="float">
            <text:p>29,196</text:p>
          </table:table-cell>
          <table:table-cell office:value-type="float" office:value="29" calcext:value-type="float">
            <text:p>29</text:p>
          </table:table-cell>
          <table:table-cell office:value-type="float" office:value="0.196" calcext:value-type="float">
            <text:p>0,196</text:p>
          </table:table-cell>
        </table:table-row>
        <table:table-row table:style-name="ro2">
          <table:table-cell office:value-type="string" calcext:value-type="string">
            <text:p>30Hz</text:p>
          </table:table-cell>
          <table:table-cell office:value-type="float" office:value="31.138" calcext:value-type="float">
            <text:p>31,138</text:p>
          </table:table-cell>
          <table:table-cell office:value-type="float" office:value="30" calcext:value-type="float">
            <text:p>30</text:p>
          </table:table-cell>
          <table:table-cell office:value-type="float" office:value="1.138" calcext:value-type="float">
            <text:p>1,138</text:p>
          </table:table-cell>
        </table:table-row>
        <table:table-row table:style-name="ro2">
          <table:table-cell office:value-type="string" calcext:value-type="string">
            <text:p>31Hz</text:p>
          </table:table-cell>
          <table:table-cell office:value-type="float" office:value="30.772" calcext:value-type="float">
            <text:p>30,772</text:p>
          </table:table-cell>
          <table:table-cell office:value-type="float" office:value="31" calcext:value-type="float">
            <text:p>31</text:p>
          </table:table-cell>
          <table:table-cell office:value-type="float" office:value="-0.328" calcext:value-type="float">
            <text:p>-0,328</text:p>
          </table:table-cell>
        </table:table-row>
        <table:table-row table:style-name="ro2">
          <table:table-cell office:value-type="string" calcext:value-type="string">
            <text:p>32Hz</text:p>
          </table:table-cell>
          <table:table-cell office:value-type="float" office:value="31.723" calcext:value-type="float">
            <text:p>31,723</text:p>
          </table:table-cell>
          <table:table-cell office:value-type="float" office:value="32" calcext:value-type="float">
            <text:p>32</text:p>
          </table:table-cell>
          <table:table-cell office:value-type="float" office:value="-0.277" calcext:value-type="float">
            <text:p>-0,277</text:p>
          </table:table-cell>
        </table:table-row>
        <table:table-row table:style-name="ro2">
          <table:table-cell office:value-type="string" calcext:value-type="string">
            <text:p>33Hz</text:p>
          </table:table-cell>
          <table:table-cell office:value-type="float" office:value="32.712" calcext:value-type="float">
            <text:p>32,712</text:p>
          </table:table-cell>
          <table:table-cell office:value-type="float" office:value="33" calcext:value-type="float">
            <text:p>33</text:p>
          </table:table-cell>
          <table:table-cell office:value-type="float" office:value="-0.288" calcext:value-type="float">
            <text:p>-0,288</text:p>
          </table:table-cell>
        </table:table-row>
        <table:table-row table:style-name="ro2">
          <table:table-cell office:value-type="string" calcext:value-type="string">
            <text:p>34Hz</text:p>
          </table:table-cell>
          <table:table-cell office:value-type="float" office:value="33.702" calcext:value-type="float">
            <text:p>33,702</text:p>
          </table:table-cell>
          <table:table-cell office:value-type="float" office:value="34" calcext:value-type="float">
            <text:p>34</text:p>
          </table:table-cell>
          <table:table-cell office:value-type="float" office:value="-0.298" calcext:value-type="float">
            <text:p>-0,298</text:p>
          </table:table-cell>
        </table:table-row>
        <table:table-row table:style-name="ro2">
          <table:table-cell office:value-type="string" calcext:value-type="string">
            <text:p>35Hz</text:p>
          </table:table-cell>
          <table:table-cell office:value-type="float" office:value="34.689" calcext:value-type="float">
            <text:p>34,689</text:p>
          </table:table-cell>
          <table:table-cell office:value-type="float" office:value="35" calcext:value-type="float">
            <text:p>35</text:p>
          </table:table-cell>
          <table:table-cell office:value-type="float" office:value="-0.311" calcext:value-type="float">
            <text:p>-0,311</text:p>
          </table:table-cell>
        </table:table-row>
        <table:table-row table:style-name="ro2">
          <table:table-cell office:value-type="string" calcext:value-type="string">
            <text:p>36Hz</text:p>
          </table:table-cell>
          <table:table-cell office:value-type="float" office:value="35.673" calcext:value-type="float">
            <text:p>35,673</text:p>
          </table:table-cell>
          <table:table-cell office:value-type="float" office:value="36" calcext:value-type="float">
            <text:p>36</text:p>
          </table:table-cell>
          <table:table-cell office:value-type="float" office:value="-0.327" calcext:value-type="float">
            <text:p>-0,327</text:p>
          </table:table-cell>
        </table:table-row>
        <table:table-row table:style-name="ro2">
          <table:table-cell office:value-type="string" calcext:value-type="string">
            <text:p>37Hz</text:p>
          </table:table-cell>
          <table:table-cell office:value-type="float" office:value="36.657" calcext:value-type="float">
            <text:p>36,657</text:p>
          </table:table-cell>
          <table:table-cell office:value-type="float" office:value="37" calcext:value-type="float">
            <text:p>37</text:p>
          </table:table-cell>
          <table:table-cell office:value-type="float" office:value="-0.343" calcext:value-type="float">
            <text:p>-0,343</text:p>
          </table:table-cell>
        </table:table-row>
        <table:table-row table:style-name="ro2">
          <table:table-cell office:value-type="string" calcext:value-type="string">
            <text:p>38Hz</text:p>
          </table:table-cell>
          <table:table-cell office:value-type="float" office:value="37.646" calcext:value-type="float">
            <text:p>37,646</text:p>
          </table:table-cell>
          <table:table-cell office:value-type="float" office:value="38" calcext:value-type="float">
            <text:p>38</text:p>
          </table:table-cell>
          <table:table-cell office:value-type="float" office:value="-0.354" calcext:value-type="float">
            <text:p>-0,354</text:p>
          </table:table-cell>
        </table:table-row>
        <table:table-row table:style-name="ro2">
          <table:table-cell office:value-type="string" calcext:value-type="string">
            <text:p>39Hz</text:p>
          </table:table-cell>
          <table:table-cell office:value-type="float" office:value="38.633" calcext:value-type="float">
            <text:p>38,633</text:p>
          </table:table-cell>
          <table:table-cell office:value-type="float" office:value="39" calcext:value-type="float">
            <text:p>39</text:p>
          </table:table-cell>
          <table:table-cell office:value-type="float" office:value="-0.367" calcext:value-type="float">
            <text:p>-0,367</text:p>
          </table:table-cell>
        </table:table-row>
        <table:table-row table:style-name="ro2">
          <table:table-cell office:value-type="string" calcext:value-type="string">
            <text:p>40Hz</text:p>
          </table:table-cell>
          <table:table-cell office:value-type="float" office:value="39.621" calcext:value-type="float">
            <text:p>39,621</text:p>
          </table:table-cell>
          <table:table-cell office:value-type="float" office:value="40" calcext:value-type="float">
            <text:p>40</text:p>
          </table:table-cell>
          <table:table-cell office:value-type="float" office:value="-0.379" calcext:value-type="float">
            <text:p>-0,379</text:p>
          </table:table-cell>
        </table:table-row>
        <table:table-row table:style-name="ro2">
          <table:table-cell office:value-type="string" calcext:value-type="string">
            <text:p>41Hz</text:p>
          </table:table-cell>
          <table:table-cell office:value-type="float" office:value="40.598" calcext:value-type="float">
            <text:p>40,598</text:p>
          </table:table-cell>
          <table:table-cell office:value-type="float" office:value="41" calcext:value-type="float">
            <text:p>41</text:p>
          </table:table-cell>
          <table:table-cell office:value-type="float" office:value="-0.402" calcext:value-type="float">
            <text:p>-0,402</text:p>
          </table:table-cell>
        </table:table-row>
        <table:table-row table:style-name="ro2">
          <table:table-cell office:value-type="string" calcext:value-type="string">
            <text:p>42Hz</text:p>
          </table:table-cell>
          <table:table-cell office:value-type="float" office:value="41.59" calcext:value-type="float">
            <text:p>41,59</text:p>
          </table:table-cell>
          <table:table-cell office:value-type="float" office:value="42" calcext:value-type="float">
            <text:p>42</text:p>
          </table:table-cell>
          <table:table-cell office:value-type="float" office:value="-0.41" calcext:value-type="float">
            <text:p>-0,41</text:p>
          </table:table-cell>
        </table:table-row>
        <table:table-row table:style-name="ro2">
          <table:table-cell office:value-type="string" calcext:value-type="string">
            <text:p>43Hz</text:p>
          </table:table-cell>
          <table:table-cell office:value-type="float" office:value="42.578" calcext:value-type="float">
            <text:p>42,578</text:p>
          </table:table-cell>
          <table:table-cell office:value-type="float" office:value="43" calcext:value-type="float">
            <text:p>43</text:p>
          </table:table-cell>
          <table:table-cell office:value-type="float" office:value="-0.422" calcext:value-type="float">
            <text:p>-0,422</text:p>
          </table:table-cell>
        </table:table-row>
        <table:table-row table:style-name="ro2">
          <table:table-cell office:value-type="string" calcext:value-type="string">
            <text:p>44Hz</text:p>
          </table:table-cell>
          <table:table-cell office:value-type="float" office:value="43.562" calcext:value-type="float">
            <text:p>43,562</text:p>
          </table:table-cell>
          <table:table-cell office:value-type="float" office:value="44" calcext:value-type="float">
            <text:p>44</text:p>
          </table:table-cell>
          <table:table-cell office:value-type="float" office:value="-0.438" calcext:value-type="float">
            <text:p>-0,438</text:p>
          </table:table-cell>
        </table:table-row>
        <table:table-row table:style-name="ro2">
          <table:table-cell office:value-type="string" calcext:value-type="string">
            <text:p>45Hz</text:p>
          </table:table-cell>
          <table:table-cell office:value-type="float" office:value="44.544" calcext:value-type="float">
            <text:p>44,544</text:p>
          </table:table-cell>
          <table:table-cell office:value-type="float" office:value="45" calcext:value-type="float">
            <text:p>45</text:p>
          </table:table-cell>
          <table:table-cell office:value-type="float" office:value="-0.456" calcext:value-type="float">
            <text:p>-0,456</text:p>
          </table:table-cell>
        </table:table-row>
        <table:table-row table:style-name="ro2">
          <table:table-cell office:value-type="string" calcext:value-type="string">
            <text:p>46Hz</text:p>
          </table:table-cell>
          <table:table-cell office:value-type="float" office:value="45.275" calcext:value-type="float">
            <text:p>45,275</text:p>
          </table:table-cell>
          <table:table-cell office:value-type="float" office:value="46" calcext:value-type="float">
            <text:p>46</text:p>
          </table:table-cell>
          <table:table-cell office:value-type="float" office:value="-0.725" calcext:value-type="float">
            <text:p>-0,725</text:p>
          </table:table-cell>
        </table:table-row>
        <table:table-row table:style-name="ro2">
          <table:table-cell office:value-type="string" calcext:value-type="string">
            <text:p>47Hz</text:p>
          </table:table-cell>
          <table:table-cell office:value-type="float" office:value="46.52" calcext:value-type="float">
            <text:p>46,52</text:p>
          </table:table-cell>
          <table:table-cell office:value-type="float" office:value="47" calcext:value-type="float">
            <text:p>47</text:p>
          </table:table-cell>
          <table:table-cell office:value-type="float" office:value="-0.48" calcext:value-type="float">
            <text:p>-0,48</text:p>
          </table:table-cell>
        </table:table-row>
        <table:table-row table:style-name="ro2">
          <table:table-cell office:value-type="string" calcext:value-type="string">
            <text:p>48Hz</text:p>
          </table:table-cell>
          <table:table-cell office:value-type="float" office:value="47.5" calcext:value-type="float">
            <text:p>47,5</text:p>
          </table:table-cell>
          <table:table-cell office:value-type="float" office:value="48" calcext:value-type="float">
            <text:p>48</text:p>
          </table:table-cell>
          <table:table-cell office:value-type="float" office:value="-0.5" calcext:value-type="float">
            <text:p>-0,5</text:p>
          </table:table-cell>
        </table:table-row>
        <table:table-row table:style-name="ro2">
          <table:table-cell office:value-type="string" calcext:value-type="string">
            <text:p>49Hz</text:p>
          </table:table-cell>
          <table:table-cell office:value-type="float" office:value="48.481" calcext:value-type="float">
            <text:p>48,481</text:p>
          </table:table-cell>
          <table:table-cell office:value-type="float" office:value="49" calcext:value-type="float">
            <text:p>49</text:p>
          </table:table-cell>
          <table:table-cell office:value-type="float" office:value="-0.519" calcext:value-type="float">
            <text:p>-0,519</text:p>
          </table:table-cell>
        </table:table-row>
        <table:table-row table:style-name="ro2">
          <table:table-cell office:value-type="string" calcext:value-type="string">
            <text:p>50Hz</text:p>
          </table:table-cell>
          <table:table-cell office:value-type="float" office:value="49.465" calcext:value-type="float">
            <text:p>49,465</text:p>
          </table:table-cell>
          <table:table-cell office:value-type="float" office:value="50" calcext:value-type="float">
            <text:p>50</text:p>
          </table:table-cell>
          <table:table-cell office:value-type="float" office:value="-0.536" calcext:value-type="float">
            <text:p>-0,536</text:p>
          </table:table-cell>
        </table:table-row>
        <table:table-row table:style-name="ro2">
          <table:table-cell office:value-type="string" calcext:value-type="string">
            <text:p>51Hz</text:p>
          </table:table-cell>
          <table:table-cell office:value-type="float" office:value="50.454" calcext:value-type="float">
            <text:p>50,454</text:p>
          </table:table-cell>
          <table:table-cell office:value-type="float" office:value="51" calcext:value-type="float">
            <text:p>51</text:p>
          </table:table-cell>
          <table:table-cell office:value-type="float" office:value="-0.546" calcext:value-type="float">
            <text:p>-0,546</text:p>
          </table:table-cell>
        </table:table-row>
        <table:table-row table:style-name="ro2">
          <table:table-cell office:value-type="string" calcext:value-type="string">
            <text:p>52Hz</text:p>
          </table:table-cell>
          <table:table-cell office:value-type="float" office:value="51.436" calcext:value-type="float">
            <text:p>51,436</text:p>
          </table:table-cell>
          <table:table-cell office:value-type="float" office:value="52" calcext:value-type="float">
            <text:p>52</text:p>
          </table:table-cell>
          <table:table-cell office:value-type="float" office:value="-0.564" calcext:value-type="float">
            <text:p>-0,564</text:p>
          </table:table-cell>
        </table:table-row>
        <table:table-row table:style-name="ro2">
          <table:table-cell office:value-type="string" calcext:value-type="string">
            <text:p>53Hz</text:p>
          </table:table-cell>
          <table:table-cell office:value-type="float" office:value="52.414" calcext:value-type="float">
            <text:p>52,414</text:p>
          </table:table-cell>
          <table:table-cell office:value-type="float" office:value="53" calcext:value-type="float">
            <text:p>53</text:p>
          </table:table-cell>
          <table:table-cell office:value-type="float" office:value="-0.586" calcext:value-type="float">
            <text:p>-0,586</text:p>
          </table:table-cell>
        </table:table-row>
        <table:table-row table:style-name="ro2">
          <table:table-cell office:value-type="string" calcext:value-type="string">
            <text:p>54Hz</text:p>
          </table:table-cell>
          <table:table-cell office:value-type="float" office:value="53.152" calcext:value-type="float">
            <text:p>53,152</text:p>
          </table:table-cell>
          <table:table-cell office:value-type="float" office:value="54" calcext:value-type="float">
            <text:p>54</text:p>
          </table:table-cell>
          <table:table-cell office:value-type="float" office:value="-0.848" calcext:value-type="float">
            <text:p>-0,848</text:p>
          </table:table-cell>
        </table:table-row>
        <table:table-row table:style-name="ro2">
          <table:table-cell office:value-type="string" calcext:value-type="string">
            <text:p>55Hz</text:p>
          </table:table-cell>
          <table:table-cell office:value-type="float" office:value="54.389" calcext:value-type="float">
            <text:p>54,389</text:p>
          </table:table-cell>
          <table:table-cell office:value-type="float" office:value="55" calcext:value-type="float">
            <text:p>55</text:p>
          </table:table-cell>
          <table:table-cell office:value-type="float" office:value="-0.611" calcext:value-type="float">
            <text:p>-0,611</text:p>
          </table:table-cell>
        </table:table-row>
        <table:table-row table:style-name="ro2">
          <table:table-cell office:value-type="string" calcext:value-type="string">
            <text:p>500Hz</text:p>
          </table:table-cell>
          <table:table-cell office:value-type="float" office:value="468.991" calcext:value-type="float">
            <text:p>468,991</text:p>
          </table:table-cell>
          <table:table-cell/>
          <table:table-cell office:value-type="float" office:value="-32.009" calcext:value-type="float">
            <text:p>-32,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5:13:44.778293000</meta:creation-date>
    <dc:date>2015-07-29T15:52:55.461265000</dc:date>
    <meta:editing-duration>PT4M10S</meta:editing-duration>
    <meta:editing-cycles>1</meta:editing-cycles>
    <meta:document-statistic meta:table-count="1" meta:cell-count="191" meta:object-count="1"/>
    <meta:generator>LibreOffice/4.4.4.3$MacOSX_X86_64 LibreOffice_project/2c39ebcf046445232b798108aa8a7e7d89552ea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cm" chart:symbol-height="0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1cm"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02cm" svg:height="12.616cm" xlink:href=".." xlink:type="simple" chart:class="chart:line" chart:style-name="ch1">
        <chart:legend chart:legend-position="end" svg:x="19.824cm" svg:y="5.539cm" style:legend-expansion="high" chart:style-name="ch2"/>
        <chart:plot-area chart:style-name="ch3" table:cell-range-address="Tabelle1.A1:Tabelle1.C47" chart:data-source-has-labels="both" svg:x="0.49cm" svg:y="0.252cm" svg:width="18.844cm" svg:height="12.112cm">
          <chartooo:coordinate-region svg:x="1.201cm" svg:y="0.252cm" svg:width="18.133cm" svg:height="10.829cm"/>
          <chart:axis chart:dimension="x" chart:name="primary-x" chart:style-name="ch4" chartooo:axis-type="auto">
            <chartooo:date-scale/>
            <chart:categories table:cell-range-address="Tabelle1.A2:Tabelle1.A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B2:Tabelle1.B47" chart:label-cell-address="Tabelle1.B1:Tabelle1.B1" chart:class="chart:line">
            <chart:data-point chart:repeated="46"/>
          </chart:series>
          <chart:series chart:style-name="ch7" chart:values-cell-range-address="Tabelle1.C2:Tabelle1.C47" chart:label-cell-address="Tabelle1.C1:Tabelle1.C1" chart:class="chart:line">
            <chart:regression-curve chart:style-name="ch8"/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d Frequency</text:p>
                <draw:g>
                  <svg:desc>Tabelle1.B1:Tabelle1.B1</svg:desc>
                </draw:g>
              </table:table-cell>
              <table:table-cell office:value-type="string">
                <text:p>Ideal Value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Hz</text:p>
                <draw:g>
                  <svg:desc>Tabelle1.A2:Tabelle1.A47</svg:desc>
                </draw:g>
              </table:table-cell>
              <table:table-cell office:value-type="float" office:value="9.996">
                <text:p>9.996</text:p>
                <draw:g>
                  <svg:desc>Tabelle1.B2:Tabelle1.B47</svg:desc>
                </draw:g>
              </table:table-cell>
              <table:table-cell office:value-type="float" office:value="10">
                <text:p>10</text:p>
                <draw:g>
                  <svg:desc>Tabelle1.C2:Tabelle1.C47</svg:desc>
                </draw:g>
              </table:table-cell>
            </table:table-row>
            <table:table-row>
              <table:table-cell office:value-type="string">
                <text:p>11Hz</text:p>
              </table:table-cell>
              <table:table-cell office:value-type="float" office:value="11.105">
                <text:p>11.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Hz</text:p>
              </table:table-cell>
              <table:table-cell office:value-type="float" office:value="12.186">
                <text:p>12.1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Hz</text:p>
              </table:table-cell>
              <table:table-cell office:value-type="float" office:value="13.146">
                <text:p>13.1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Hz</text:p>
              </table:table-cell>
              <table:table-cell office:value-type="float" office:value="14.27">
                <text:p>14.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Hz</text:p>
              </table:table-cell>
              <table:table-cell office:value-type="float" office:value="15.071">
                <text:p>15.0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Hz</text:p>
              </table:table-cell>
              <table:table-cell office:value-type="float" office:value="16.11">
                <text:p>16.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Hz</text:p>
              </table:table-cell>
              <table:table-cell office:value-type="float" office:value="17.22">
                <text:p>17.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Hz</text:p>
              </table:table-cell>
              <table:table-cell office:value-type="float" office:value="18.488">
                <text:p>18.4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Hz</text:p>
              </table:table-cell>
              <table:table-cell office:value-type="float" office:value="19.2">
                <text:p>19.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Hz</text:p>
              </table:table-cell>
              <table:table-cell office:value-type="float" office:value="19.966">
                <text:p>19.9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Hz</text:p>
              </table:table-cell>
              <table:table-cell office:value-type="float" office:value="21.567">
                <text:p>21.5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Hz</text:p>
              </table:table-cell>
              <table:table-cell office:value-type="float" office:value="22.678">
                <text:p>22.6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Hz</text:p>
              </table:table-cell>
              <table:table-cell office:value-type="float" office:value="23.756">
                <text:p>23.7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Hz</text:p>
              </table:table-cell>
              <table:table-cell office:value-type="float" office:value="24.935">
                <text:p>24.9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Hz</text:p>
              </table:table-cell>
              <table:table-cell office:value-type="float" office:value="24.941">
                <text:p>24.9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Hz</text:p>
              </table:table-cell>
              <table:table-cell office:value-type="float" office:value="26.245">
                <text:p>26.2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Hz</text:p>
              </table:table-cell>
              <table:table-cell office:value-type="float" office:value="27.704">
                <text:p>27.7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Hz</text:p>
              </table:table-cell>
              <table:table-cell office:value-type="float" office:value="29.191">
                <text:p>29.1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Hz</text:p>
              </table:table-cell>
              <table:table-cell office:value-type="float" office:value="29.196">
                <text:p>29.1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Hz</text:p>
              </table:table-cell>
              <table:table-cell office:value-type="float" office:value="31.138">
                <text:p>31.1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Hz</text:p>
              </table:table-cell>
              <table:table-cell office:value-type="float" office:value="30.772">
                <text:p>30.7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Hz</text:p>
              </table:table-cell>
              <table:table-cell office:value-type="float" office:value="31.723">
                <text:p>31.72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Hz</text:p>
              </table:table-cell>
              <table:table-cell office:value-type="float" office:value="32.712">
                <text:p>32.7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Hz</text:p>
              </table:table-cell>
              <table:table-cell office:value-type="float" office:value="33.702">
                <text:p>33.7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Hz</text:p>
              </table:table-cell>
              <table:table-cell office:value-type="float" office:value="34.689">
                <text:p>34.6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Hz</text:p>
              </table:table-cell>
              <table:table-cell office:value-type="float" office:value="35.673">
                <text:p>35.6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Hz</text:p>
              </table:table-cell>
              <table:table-cell office:value-type="float" office:value="36.657">
                <text:p>36.6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Hz</text:p>
              </table:table-cell>
              <table:table-cell office:value-type="float" office:value="37.646">
                <text:p>37.6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Hz</text:p>
              </table:table-cell>
              <table:table-cell office:value-type="float" office:value="38.633">
                <text:p>38.6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Hz</text:p>
              </table:table-cell>
              <table:table-cell office:value-type="float" office:value="39.621">
                <text:p>39.6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Hz</text:p>
              </table:table-cell>
              <table:table-cell office:value-type="float" office:value="40.598">
                <text:p>40.59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Hz</text:p>
              </table:table-cell>
              <table:table-cell office:value-type="float" office:value="41.59">
                <text:p>41.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Hz</text:p>
              </table:table-cell>
              <table:table-cell office:value-type="float" office:value="42.578">
                <text:p>42.5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Hz</text:p>
              </table:table-cell>
              <table:table-cell office:value-type="float" office:value="43.562">
                <text:p>43.5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Hz</text:p>
              </table:table-cell>
              <table:table-cell office:value-type="float" office:value="44.544">
                <text:p>44.5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Hz</text:p>
              </table:table-cell>
              <table:table-cell office:value-type="float" office:value="45.275">
                <text:p>45.2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Hz</text:p>
              </table:table-cell>
              <table:table-cell office:value-type="float" office:value="46.52">
                <text:p>46.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Hz</text:p>
              </table:table-cell>
              <table:table-cell office:value-type="float" office:value="47.5">
                <text:p>47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Hz</text:p>
              </table:table-cell>
              <table:table-cell office:value-type="float" office:value="48.481">
                <text:p>48.4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Hz</text:p>
              </table:table-cell>
              <table:table-cell office:value-type="float" office:value="49.465">
                <text:p>49.46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Hz</text:p>
              </table:table-cell>
              <table:table-cell office:value-type="float" office:value="50.454">
                <text:p>50.4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Hz</text:p>
              </table:table-cell>
              <table:table-cell office:value-type="float" office:value="51.436">
                <text:p>51.43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Hz</text:p>
              </table:table-cell>
              <table:table-cell office:value-type="float" office:value="52.414">
                <text:p>52.4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Hz</text:p>
              </table:table-cell>
              <table:table-cell office:value-type="float" office:value="53.152">
                <text:p>53.1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Hz</text:p>
              </table:table-cell>
              <table:table-cell office:value-type="float" office:value="54.389">
                <text:p>54.389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MacOSX_X86_64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